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ownames</text:p>
          </table:table-cell>
          <table:table-cell office:value-type="string" calcext:value-type="string">
            <text:p>_p11</text:p>
          </table:table-cell>
          <table:table-cell office:value-type="string" calcext:value-type="string">
            <text:p>_p12</text:p>
          </table:table-cell>
          <table:table-cell office:value-type="string" calcext:value-type="string">
            <text:p>_p13</text:p>
          </table:table-cell>
          <table:table-cell office:value-type="string" calcext:value-type="string">
            <text:p>_p14</text:p>
          </table:table-cell>
          <table:table-cell office:value-type="string" calcext:value-type="string">
            <text:p>_p21</text:p>
          </table:table-cell>
          <table:table-cell office:value-type="string" calcext:value-type="string">
            <text:p>_p22</text:p>
          </table:table-cell>
          <table:table-cell table:style-name="Default" office:value-type="string" calcext:value-type="string">
            <text:p>_p23</text:p>
          </table:table-cell>
          <table:table-cell office:value-type="string" calcext:value-type="string">
            <text:p>_p24</text:p>
          </table:table-cell>
          <table:table-cell office:value-type="string" calcext:value-type="string">
            <text:p>_p31</text:p>
          </table:table-cell>
          <table:table-cell table:style-name="Default" office:value-type="string" calcext:value-type="string">
            <text:p>_p32</text:p>
          </table:table-cell>
          <table:table-cell office:value-type="string" calcext:value-type="string">
            <text:p>_p33</text:p>
          </table:table-cell>
          <table:table-cell office:value-type="string" calcext:value-type="string">
            <text:p>_p3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98294964" calcext:value-type="float">
            <text:p>0.98294964</text:p>
          </table:table-cell>
          <table:table-cell office:value-type="float" office:value="0.00368771" calcext:value-type="float">
            <text:p>0.00368771</text:p>
          </table:table-cell>
          <table:table-cell office:value-type="float" office:value="0.00447348" calcext:value-type="float">
            <text:p>0.00447348</text:p>
          </table:table-cell>
          <table:table-cell office:value-type="float" office:value="0.00888917" calcext:value-type="float">
            <text:p>0.00888917</text:p>
          </table:table-cell>
          <table:table-cell office:value-type="float" office:value="0.01250245" calcext:value-type="float">
            <text:p>0.01250245</text:p>
          </table:table-cell>
          <table:table-cell office:value-type="float" office:value="0.96531811" calcext:value-type="float">
            <text:p>0.96531811</text:p>
          </table:table-cell>
          <table:table-cell office:value-type="float" office:value="0.000000000006354" calcext:value-type="float">
            <text:p>6.35E-12</text:p>
          </table:table-cell>
          <table:table-cell office:value-type="float" office:value="0.02217944" calcext:value-type="float">
            <text:p>0.02217944</text:p>
          </table:table-cell>
          <table:table-cell office:value-type="float" office:value="0.03011672" calcext:value-type="float">
            <text:p>0.03011672</text:p>
          </table:table-cell>
          <table:table-cell office:value-type="float" office:value="0.0000000000004469" calcext:value-type="float">
            <text:p>4.47E-13</text:p>
          </table:table-cell>
          <table:table-cell office:value-type="float" office:value="0.90649775" calcext:value-type="float">
            <text:p>0.90649775</text:p>
          </table:table-cell>
          <table:table-cell office:value-type="float" office:value="0.06338553" calcext:value-type="float">
            <text:p>0.0633855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98204121" calcext:value-type="float">
            <text:p>0.98204121</text:p>
          </table:table-cell>
          <table:table-cell office:value-type="float" office:value="0.00369634" calcext:value-type="float">
            <text:p>0.00369634</text:p>
          </table:table-cell>
          <table:table-cell office:value-type="float" office:value="0.00487979" calcext:value-type="float">
            <text:p>0.00487979</text:p>
          </table:table-cell>
          <table:table-cell office:value-type="float" office:value="0.00938266" calcext:value-type="float">
            <text:p>0.00938266</text:p>
          </table:table-cell>
          <table:table-cell office:value-type="float" office:value="0.0124476" calcext:value-type="float">
            <text:p>0.0124476</text:p>
          </table:table-cell>
          <table:table-cell office:value-type="float" office:value="0.96422277" calcext:value-type="float">
            <text:p>0.96422277</text:p>
          </table:table-cell>
          <table:table-cell office:value-type="float" office:value="0.000000000006907" calcext:value-type="float">
            <text:p>6.91E-12</text:p>
          </table:table-cell>
          <table:table-cell office:value-type="float" office:value="0.02332963" calcext:value-type="float">
            <text:p>0.02332963</text:p>
          </table:table-cell>
          <table:table-cell office:value-type="float" office:value="0.02771064" calcext:value-type="float">
            <text:p>0.02771064</text:p>
          </table:table-cell>
          <table:table-cell office:value-type="float" office:value="0.0000000000004125" calcext:value-type="float">
            <text:p>4.13E-13</text:p>
          </table:table-cell>
          <table:table-cell office:value-type="float" office:value="0.91067307" calcext:value-type="float">
            <text:p>0.91067307</text:p>
          </table:table-cell>
          <table:table-cell office:value-type="float" office:value="0.06161629" calcext:value-type="float">
            <text:p>0.0616162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98102444" calcext:value-type="float">
            <text:p>0.98102444</text:p>
          </table:table-cell>
          <table:table-cell office:value-type="float" office:value="0.00371075" calcext:value-type="float">
            <text:p>0.00371075</text:p>
          </table:table-cell>
          <table:table-cell office:value-type="float" office:value="0.00531983" calcext:value-type="float">
            <text:p>0.00531983</text:p>
          </table:table-cell>
          <table:table-cell office:value-type="float" office:value="0.00994498" calcext:value-type="float">
            <text:p>0.00994498</text:p>
          </table:table-cell>
          <table:table-cell office:value-type="float" office:value="0.01237106" calcext:value-type="float">
            <text:p>0.01237106</text:p>
          </table:table-cell>
          <table:table-cell office:value-type="float" office:value="0.96302774" calcext:value-type="float">
            <text:p>0.96302774</text:p>
          </table:table-cell>
          <table:table-cell office:value-type="float" office:value="0.000000000007491" calcext:value-type="float">
            <text:p>7.49E-12</text:p>
          </table:table-cell>
          <table:table-cell office:value-type="float" office:value="0.02460121" calcext:value-type="float">
            <text:p>0.02460121</text:p>
          </table:table-cell>
          <table:table-cell office:value-type="float" office:value="0.02549488" calcext:value-type="float">
            <text:p>0.02549488</text:p>
          </table:table-cell>
          <table:table-cell office:value-type="float" office:value="0.0000000000003814" calcext:value-type="float">
            <text:p>3.81E-13</text:p>
          </table:table-cell>
          <table:table-cell office:value-type="float" office:value="0.91435595" calcext:value-type="float">
            <text:p>0.91435595</text:p>
          </table:table-cell>
          <table:table-cell office:value-type="float" office:value="0.06014917" calcext:value-type="float">
            <text:p>0.0601491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97988803" calcext:value-type="float">
            <text:p>0.97988803</text:p>
          </table:table-cell>
          <table:table-cell office:value-type="float" office:value="0.00373098" calcext:value-type="float">
            <text:p>0.00373098</text:p>
          </table:table-cell>
          <table:table-cell office:value-type="float" office:value="0.00579602" calcext:value-type="float">
            <text:p>0.00579602</text:p>
          </table:table-cell>
          <table:table-cell office:value-type="float" office:value="0.01058496" calcext:value-type="float">
            <text:p>0.01058496</text:p>
          </table:table-cell>
          <table:table-cell office:value-type="float" office:value="0.01227303" calcext:value-type="float">
            <text:p>0.01227303</text:p>
          </table:table-cell>
          <table:table-cell office:value-type="float" office:value="0.96171995" calcext:value-type="float">
            <text:p>0.96171995</text:p>
          </table:table-cell>
          <table:table-cell office:value-type="float" office:value="0.000000000008106" calcext:value-type="float">
            <text:p>8.11E-12</text:p>
          </table:table-cell>
          <table:table-cell office:value-type="float" office:value="0.02600702" calcext:value-type="float">
            <text:p>0.02600702</text:p>
          </table:table-cell>
          <table:table-cell office:value-type="float" office:value="0.02345548" calcext:value-type="float">
            <text:p>0.02345548</text:p>
          </table:table-cell>
          <table:table-cell office:value-type="float" office:value="0.0000000000003532" calcext:value-type="float">
            <text:p>3.53E-13</text:p>
          </table:table-cell>
          <table:table-cell office:value-type="float" office:value="0.91757739" calcext:value-type="float">
            <text:p>0.91757739</text:p>
          </table:table-cell>
          <table:table-cell office:value-type="float" office:value="0.05896713" calcext:value-type="float">
            <text:p>0.0589671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97861903" calcext:value-type="float">
            <text:p>0.97861903</text:p>
          </table:table-cell>
          <table:table-cell office:value-type="float" office:value="0.00375707" calcext:value-type="float">
            <text:p>0.00375707</text:p>
          </table:table-cell>
          <table:table-cell office:value-type="float" office:value="0.00631092" calcext:value-type="float">
            <text:p>0.00631092</text:p>
          </table:table-cell>
          <table:table-cell office:value-type="float" office:value="0.01131297" calcext:value-type="float">
            <text:p>0.01131297</text:p>
          </table:table-cell>
          <table:table-cell office:value-type="float" office:value="0.01215387" calcext:value-type="float">
            <text:p>0.01215387</text:p>
          </table:table-cell>
          <table:table-cell office:value-type="float" office:value="0.96028461" calcext:value-type="float">
            <text:p>0.96028461</text:p>
          </table:table-cell>
          <table:table-cell office:value-type="float" office:value="0.000000000008752" calcext:value-type="float">
            <text:p>8.75E-12</text:p>
          </table:table-cell>
          <table:table-cell office:value-type="float" office:value="0.02756152" calcext:value-type="float">
            <text:p>0.02756152</text:p>
          </table:table-cell>
          <table:table-cell office:value-type="float" office:value="0.02157923" calcext:value-type="float">
            <text:p>0.02157923</text:p>
          </table:table-cell>
          <table:table-cell office:value-type="float" office:value="0.0000000000003277" calcext:value-type="float">
            <text:p>3.28E-13</text:p>
          </table:table-cell>
          <table:table-cell office:value-type="float" office:value="0.92036417" calcext:value-type="float">
            <text:p>0.92036417</text:p>
          </table:table-cell>
          <table:table-cell office:value-type="float" office:value="0.0580566" calcext:value-type="float">
            <text:p>0.058056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7720261" calcext:value-type="float">
            <text:p>0.97720261</text:p>
          </table:table-cell>
          <table:table-cell office:value-type="float" office:value="0.00378908" calcext:value-type="float">
            <text:p>0.00378908</text:p>
          </table:table-cell>
          <table:table-cell office:value-type="float" office:value="0.00686719" calcext:value-type="float">
            <text:p>0.00686719</text:p>
          </table:table-cell>
          <table:table-cell office:value-type="float" office:value="0.01214113" calcext:value-type="float">
            <text:p>0.01214113</text:p>
          </table:table-cell>
          <table:table-cell office:value-type="float" office:value="0.01201397" calcext:value-type="float">
            <text:p>0.01201397</text:p>
          </table:table-cell>
          <table:table-cell office:value-type="float" office:value="0.95870499" calcext:value-type="float">
            <text:p>0.95870499</text:p>
          </table:table-cell>
          <table:table-cell office:value-type="float" office:value="0.000000000009427" calcext:value-type="float">
            <text:p>9.43E-12</text:p>
          </table:table-cell>
          <table:table-cell office:value-type="float" office:value="0.02928105" calcext:value-type="float">
            <text:p>0.02928105</text:p>
          </table:table-cell>
          <table:table-cell office:value-type="float" office:value="0.01985363" calcext:value-type="float">
            <text:p>0.01985363</text:p>
          </table:table-cell>
          <table:table-cell office:value-type="float" office:value="0.0000000000003045" calcext:value-type="float">
            <text:p>3.05E-13</text:p>
          </table:table-cell>
          <table:table-cell office:value-type="float" office:value="0.92273907" calcext:value-type="float">
            <text:p>0.92273907</text:p>
          </table:table-cell>
          <table:table-cell office:value-type="float" office:value="0.0574073" calcext:value-type="float">
            <text:p>0.057407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97562169" calcext:value-type="float">
            <text:p>0.97562169</text:p>
          </table:table-cell>
          <table:table-cell office:value-type="float" office:value="0.00382708" calcext:value-type="float">
            <text:p>0.00382708</text:p>
          </table:table-cell>
          <table:table-cell office:value-type="float" office:value="0.00746759" calcext:value-type="float">
            <text:p>0.00746759</text:p>
          </table:table-cell>
          <table:table-cell office:value-type="float" office:value="0.01308364" calcext:value-type="float">
            <text:p>0.01308364</text:p>
          </table:table-cell>
          <table:table-cell office:value-type="float" office:value="0.01185384" calcext:value-type="float">
            <text:p>0.01185384</text:p>
          </table:table-cell>
          <table:table-cell office:value-type="float" office:value="0.95696217" calcext:value-type="float">
            <text:p>0.95696217</text:p>
          </table:table-cell>
          <table:table-cell office:value-type="float" office:value="0.00000000001013" calcext:value-type="float">
            <text:p>1.01E-11</text:p>
          </table:table-cell>
          <table:table-cell office:value-type="float" office:value="0.03118399" calcext:value-type="float">
            <text:p>0.03118399</text:p>
          </table:table-cell>
          <table:table-cell office:value-type="float" office:value="0.01826699" calcext:value-type="float">
            <text:p>0.01826699</text:p>
          </table:table-cell>
          <table:table-cell office:value-type="float" office:value="0.0000000000002834" calcext:value-type="float">
            <text:p>2.83E-13</text:p>
          </table:table-cell>
          <table:table-cell office:value-type="float" office:value="0.92472093" calcext:value-type="float">
            <text:p>0.92472093</text:p>
          </table:table-cell>
          <table:table-cell office:value-type="float" office:value="0.05701207" calcext:value-type="float">
            <text:p>0.0570120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97385668" calcext:value-type="float">
            <text:p>0.97385668</text:p>
          </table:table-cell>
          <table:table-cell office:value-type="float" office:value="0.00387117" calcext:value-type="float">
            <text:p>0.00387117</text:p>
          </table:table-cell>
          <table:table-cell office:value-type="float" office:value="0.00811499" calcext:value-type="float">
            <text:p>0.00811499</text:p>
          </table:table-cell>
          <table:table-cell office:value-type="float" office:value="0.01415715" calcext:value-type="float">
            <text:p>0.01415715</text:p>
          </table:table-cell>
          <table:table-cell office:value-type="float" office:value="0.01167406" calcext:value-type="float">
            <text:p>0.01167406</text:p>
          </table:table-cell>
          <table:table-cell office:value-type="float" office:value="0.9550348" calcext:value-type="float">
            <text:p>0.9550348</text:p>
          </table:table-cell>
          <table:table-cell office:value-type="float" office:value="0.00000000001086" calcext:value-type="float">
            <text:p>1.09E-11</text:p>
          </table:table-cell>
          <table:table-cell office:value-type="float" office:value="0.03329113" calcext:value-type="float">
            <text:p>0.03329113</text:p>
          </table:table-cell>
          <table:table-cell office:value-type="float" office:value="0.01680837" calcext:value-type="float">
            <text:p>0.01680837</text:p>
          </table:table-cell>
          <table:table-cell office:value-type="float" office:value="0.0000000000002643" calcext:value-type="float">
            <text:p>2.64E-13</text:p>
          </table:table-cell>
          <table:table-cell office:value-type="float" office:value="0.9263248" calcext:value-type="float">
            <text:p>0.9263248</text:p>
          </table:table-cell>
          <table:table-cell office:value-type="float" office:value="0.05686684" calcext:value-type="float">
            <text:p>0.0568668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97188497" calcext:value-type="float">
            <text:p>0.97188497</text:p>
          </table:table-cell>
          <table:table-cell office:value-type="float" office:value="0.00392146" calcext:value-type="float">
            <text:p>0.00392146</text:p>
          </table:table-cell>
          <table:table-cell office:value-type="float" office:value="0.00881235" calcext:value-type="float">
            <text:p>0.00881235</text:p>
          </table:table-cell>
          <table:table-cell office:value-type="float" office:value="0.01538122" calcext:value-type="float">
            <text:p>0.01538122</text:p>
          </table:table-cell>
          <table:table-cell office:value-type="float" office:value="0.0114753" calcext:value-type="float">
            <text:p>0.0114753</text:p>
          </table:table-cell>
          <table:table-cell office:value-type="float" office:value="0.95289882" calcext:value-type="float">
            <text:p>0.95289882</text:p>
          </table:table-cell>
          <table:table-cell office:value-type="float" office:value="0.00000000001162" calcext:value-type="float">
            <text:p>1.16E-11</text:p>
          </table:table-cell>
          <table:table-cell office:value-type="float" office:value="0.03562588" calcext:value-type="float">
            <text:p>0.03562588</text:p>
          </table:table-cell>
          <table:table-cell office:value-type="float" office:value="0.01546754" calcext:value-type="float">
            <text:p>0.01546754</text:p>
          </table:table-cell>
          <table:table-cell office:value-type="float" office:value="0.0000000000002468" calcext:value-type="float">
            <text:p>2.47E-13</text:p>
          </table:table-cell>
          <table:table-cell office:value-type="float" office:value="0.92756196" calcext:value-type="float">
            <text:p>0.92756196</text:p>
          </table:table-cell>
          <table:table-cell office:value-type="float" office:value="0.05697049" calcext:value-type="float">
            <text:p>0.0569704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96968047" calcext:value-type="float">
            <text:p>0.96968047</text:p>
          </table:table-cell>
          <table:table-cell office:value-type="float" office:value="0.00397806" calcext:value-type="float">
            <text:p>0.00397806</text:p>
          </table:table-cell>
          <table:table-cell office:value-type="float" office:value="0.00956267" calcext:value-type="float">
            <text:p>0.00956267</text:p>
          </table:table-cell>
          <table:table-cell office:value-type="float" office:value="0.0167788" calcext:value-type="float">
            <text:p>0.0167788</text:p>
          </table:table-cell>
          <table:table-cell office:value-type="float" office:value="0.01125828" calcext:value-type="float">
            <text:p>0.01125828</text:p>
          </table:table-cell>
          <table:table-cell office:value-type="float" office:value="0.95052708" calcext:value-type="float">
            <text:p>0.95052708</text:p>
          </table:table-cell>
          <table:table-cell office:value-type="float" office:value="0.0000000000124" calcext:value-type="float">
            <text:p>1.24E-11</text:p>
          </table:table-cell>
          <table:table-cell office:value-type="float" office:value="0.03821464" calcext:value-type="float">
            <text:p>0.03821464</text:p>
          </table:table-cell>
          <table:table-cell office:value-type="float" office:value="0.01423505" calcext:value-type="float">
            <text:p>0.01423505</text:p>
          </table:table-cell>
          <table:table-cell office:value-type="float" office:value="0.000000000000231" calcext:value-type="float">
            <text:p>2.31E-13</text:p>
          </table:table-cell>
          <table:table-cell office:value-type="float" office:value="0.92843998" calcext:value-type="float">
            <text:p>0.92843998</text:p>
          </table:table-cell>
          <table:table-cell office:value-type="float" office:value="0.05732497" calcext:value-type="float">
            <text:p>0.0573249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96721306" calcext:value-type="float">
            <text:p>0.96721306</text:p>
          </table:table-cell>
          <table:table-cell office:value-type="float" office:value="0.00404109" calcext:value-type="float">
            <text:p>0.00404109</text:p>
          </table:table-cell>
          <table:table-cell office:value-type="float" office:value="0.01036896" calcext:value-type="float">
            <text:p>0.01036896</text:p>
          </table:table-cell>
          <table:table-cell office:value-type="float" office:value="0.01837689" calcext:value-type="float">
            <text:p>0.01837689</text:p>
          </table:table-cell>
          <table:table-cell office:value-type="float" office:value="0.01102379" calcext:value-type="float">
            <text:p>0.01102379</text:p>
          </table:table-cell>
          <table:table-cell office:value-type="float" office:value="0.94788903" calcext:value-type="float">
            <text:p>0.94788903</text:p>
          </table:table-cell>
          <table:table-cell office:value-type="float" office:value="0.0000000000132" calcext:value-type="float">
            <text:p>1.32E-11</text:p>
          </table:table-cell>
          <table:table-cell office:value-type="float" office:value="0.04108718" calcext:value-type="float">
            <text:p>0.04108718</text:p>
          </table:table-cell>
          <table:table-cell office:value-type="float" office:value="0.01310208" calcext:value-type="float">
            <text:p>0.01310208</text:p>
          </table:table-cell>
          <table:table-cell office:value-type="float" office:value="0.0000000000002165" calcext:value-type="float">
            <text:p>2.17E-13</text:p>
          </table:table-cell>
          <table:table-cell office:value-type="float" office:value="0.92896267" calcext:value-type="float">
            <text:p>0.92896267</text:p>
          </table:table-cell>
          <table:table-cell office:value-type="float" office:value="0.05793525" calcext:value-type="float">
            <text:p>0.0579352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96444781" calcext:value-type="float">
            <text:p>0.96444781</text:p>
          </table:table-cell>
          <table:table-cell office:value-type="float" office:value="0.00411068" calcext:value-type="float">
            <text:p>0.00411068</text:p>
          </table:table-cell>
          <table:table-cell office:value-type="float" office:value="0.01123426" calcext:value-type="float">
            <text:p>0.01123426</text:p>
          </table:table-cell>
          <table:table-cell office:value-type="float" office:value="0.02020725" calcext:value-type="float">
            <text:p>0.02020725</text:p>
          </table:table-cell>
          <table:table-cell office:value-type="float" office:value="0.01077269" calcext:value-type="float">
            <text:p>0.01077269</text:p>
          </table:table-cell>
          <table:table-cell office:value-type="float" office:value="0.94495029" calcext:value-type="float">
            <text:p>0.94495029</text:p>
          </table:table-cell>
          <table:table-cell office:value-type="float" office:value="0.00000000001401" calcext:value-type="float">
            <text:p>1.40E-11</text:p>
          </table:table-cell>
          <table:table-cell office:value-type="float" office:value="0.04427702" calcext:value-type="float">
            <text:p>0.04427702</text:p>
          </table:table-cell>
          <table:table-cell office:value-type="float" office:value="0.01206052" calcext:value-type="float">
            <text:p>0.01206052</text:p>
          </table:table-cell>
          <table:table-cell office:value-type="float" office:value="0.0000000000002033" calcext:value-type="float">
            <text:p>2.03E-13</text:p>
          </table:table-cell>
          <table:table-cell office:value-type="float" office:value="0.92912999" calcext:value-type="float">
            <text:p>0.92912999</text:p>
          </table:table-cell>
          <table:table-cell office:value-type="float" office:value="0.05880948" calcext:value-type="float">
            <text:p>0.0588094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96134425" calcext:value-type="float">
            <text:p>0.96134425</text:p>
          </table:table-cell>
          <table:table-cell office:value-type="float" office:value="0.00418694" calcext:value-type="float">
            <text:p>0.00418694</text:p>
          </table:table-cell>
          <table:table-cell office:value-type="float" office:value="0.01216149" calcext:value-type="float">
            <text:p>0.01216149</text:p>
          </table:table-cell>
          <table:table-cell office:value-type="float" office:value="0.02230732" calcext:value-type="float">
            <text:p>0.02230732</text:p>
          </table:table-cell>
          <table:table-cell office:value-type="float" office:value="0.01050588" calcext:value-type="float">
            <text:p>0.01050588</text:p>
          </table:table-cell>
          <table:table-cell office:value-type="float" office:value="0.94167223" calcext:value-type="float">
            <text:p>0.94167223</text:p>
          </table:table-cell>
          <table:table-cell office:value-type="float" office:value="0.00000000001484" calcext:value-type="float">
            <text:p>1.48E-11</text:p>
          </table:table-cell>
          <table:table-cell office:value-type="float" office:value="0.04782189" calcext:value-type="float">
            <text:p>0.04782189</text:p>
          </table:table-cell>
          <table:table-cell office:value-type="float" office:value="0.01110285" calcext:value-type="float">
            <text:p>0.01110285</text:p>
          </table:table-cell>
          <table:table-cell office:value-type="float" office:value="0.0000000000001913" calcext:value-type="float">
            <text:p>1.91E-13</text:p>
          </table:table-cell>
          <table:table-cell office:value-type="float" office:value="0.92893799" calcext:value-type="float">
            <text:p>0.92893799</text:p>
          </table:table-cell>
          <table:table-cell office:value-type="float" office:value="0.05995916" calcext:value-type="float">
            <text:p>0.0599591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95785539" calcext:value-type="float">
            <text:p>0.95785539</text:p>
          </table:table-cell>
          <table:table-cell office:value-type="float" office:value="0.00426996" calcext:value-type="float">
            <text:p>0.00426996</text:p>
          </table:table-cell>
          <table:table-cell office:value-type="float" office:value="0.01315344" calcext:value-type="float">
            <text:p>0.01315344</text:p>
          </table:table-cell>
          <table:table-cell office:value-type="float" office:value="0.02472121" calcext:value-type="float">
            <text:p>0.02472121</text:p>
          </table:table-cell>
          <table:table-cell office:value-type="float" office:value="0.01022432" calcext:value-type="float">
            <text:p>0.01022432</text:p>
          </table:table-cell>
          <table:table-cell office:value-type="float" office:value="0.93801145" calcext:value-type="float">
            <text:p>0.93801145</text:p>
          </table:table-cell>
          <table:table-cell office:value-type="float" office:value="0.00000000001568" calcext:value-type="float">
            <text:p>1.57E-11</text:p>
          </table:table-cell>
          <table:table-cell office:value-type="float" office:value="0.05176423" calcext:value-type="float">
            <text:p>0.05176423</text:p>
          </table:table-cell>
          <table:table-cell office:value-type="float" office:value="0.01022212" calcext:value-type="float">
            <text:p>0.01022212</text:p>
          </table:table-cell>
          <table:table-cell office:value-type="float" office:value="0.0000000000001802" calcext:value-type="float">
            <text:p>1.80E-13</text:p>
          </table:table-cell>
          <table:table-cell office:value-type="float" office:value="0.92837856" calcext:value-type="float">
            <text:p>0.92837856</text:p>
          </table:table-cell>
          <table:table-cell office:value-type="float" office:value="0.06139931" calcext:value-type="float">
            <text:p>0.0613993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95392659" calcext:value-type="float">
            <text:p>0.95392659</text:p>
          </table:table-cell>
          <table:table-cell office:value-type="float" office:value="0.00435983" calcext:value-type="float">
            <text:p>0.00435983</text:p>
          </table:table-cell>
          <table:table-cell office:value-type="float" office:value="0.01421266" calcext:value-type="float">
            <text:p>0.01421266</text:p>
          </table:table-cell>
          <table:table-cell office:value-type="float" office:value="0.02750091" calcext:value-type="float">
            <text:p>0.02750091</text:p>
          </table:table-cell>
          <table:table-cell office:value-type="float" office:value="0.00992898" calcext:value-type="float">
            <text:p>0.00992898</text:p>
          </table:table-cell>
          <table:table-cell office:value-type="float" office:value="0.93391935" calcext:value-type="float">
            <text:p>0.93391935</text:p>
          </table:table-cell>
          <table:table-cell office:value-type="float" office:value="0.00000000001652" calcext:value-type="float">
            <text:p>1.65E-11</text:p>
          </table:table-cell>
          <table:table-cell office:value-type="float" office:value="0.05615167" calcext:value-type="float">
            <text:p>0.05615167</text:p>
          </table:table-cell>
          <table:table-cell office:value-type="float" office:value="0.00941197" calcext:value-type="float">
            <text:p>0.00941197</text:p>
          </table:table-cell>
          <table:table-cell office:value-type="float" office:value="0.0000000000001701" calcext:value-type="float">
            <text:p>1.70E-13</text:p>
          </table:table-cell>
          <table:table-cell office:value-type="float" office:value="0.92743923" calcext:value-type="float">
            <text:p>0.92743923</text:p>
          </table:table-cell>
          <table:table-cell office:value-type="float" office:value="0.06314881" calcext:value-type="float">
            <text:p>0.0631488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9494943" calcext:value-type="float">
            <text:p>0.9494943</text:p>
          </table:table-cell>
          <table:table-cell office:value-type="float" office:value="0.00445658" calcext:value-type="float">
            <text:p>0.00445658</text:p>
          </table:table-cell>
          <table:table-cell office:value-type="float" office:value="0.01534135" calcext:value-type="float">
            <text:p>0.01534135</text:p>
          </table:table-cell>
          <table:table-cell office:value-type="float" office:value="0.03070776" calcext:value-type="float">
            <text:p>0.03070776</text:p>
          </table:table-cell>
          <table:table-cell office:value-type="float" office:value="0.0096209" calcext:value-type="float">
            <text:p>0.0096209</text:p>
          </table:table-cell>
          <table:table-cell office:value-type="float" office:value="0.92934152" calcext:value-type="float">
            <text:p>0.92934152</text:p>
          </table:table-cell>
          <table:table-cell office:value-type="float" office:value="0.00000000001736" calcext:value-type="float">
            <text:p>1.74E-11</text:p>
          </table:table-cell>
          <table:table-cell office:value-type="float" office:value="0.06103758" calcext:value-type="float">
            <text:p>0.06103758</text:p>
          </table:table-cell>
          <table:table-cell office:value-type="float" office:value="0.00866649" calcext:value-type="float">
            <text:p>0.00866649</text:p>
          </table:table-cell>
          <table:table-cell office:value-type="float" office:value="0.0000000000001609" calcext:value-type="float">
            <text:p>1.61E-13</text:p>
          </table:table-cell>
          <table:table-cell office:value-type="float" office:value="0.92610284" calcext:value-type="float">
            <text:p>0.92610284</text:p>
          </table:table-cell>
          <table:table-cell office:value-type="float" office:value="0.06523067" calcext:value-type="float">
            <text:p>0.0652306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94448459" calcext:value-type="float">
            <text:p>0.94448459</text:p>
          </table:table-cell>
          <table:table-cell office:value-type="float" office:value="0.0045602" calcext:value-type="float">
            <text:p>0.0045602</text:p>
          </table:table-cell>
          <table:table-cell office:value-type="float" office:value="0.01654118" calcext:value-type="float">
            <text:p>0.01654118</text:p>
          </table:table-cell>
          <table:table-cell office:value-type="float" office:value="0.03441403" calcext:value-type="float">
            <text:p>0.03441403</text:p>
          </table:table-cell>
          <table:table-cell office:value-type="float" office:value="0.00930112" calcext:value-type="float">
            <text:p>0.00930112</text:p>
          </table:table-cell>
          <table:table-cell office:value-type="float" office:value="0.92421723" calcext:value-type="float">
            <text:p>0.92421723</text:p>
          </table:table-cell>
          <table:table-cell office:value-type="float" office:value="0.00000000001819" calcext:value-type="float">
            <text:p>1.82E-11</text:p>
          </table:table-cell>
          <table:table-cell office:value-type="float" office:value="0.06648165" calcext:value-type="float">
            <text:p>0.06648165</text:p>
          </table:table-cell>
          <table:table-cell office:value-type="float" office:value="0.0079803" calcext:value-type="float">
            <text:p>0.0079803</text:p>
          </table:table-cell>
          <table:table-cell office:value-type="float" office:value="0.0000000000001524" calcext:value-type="float">
            <text:p>1.52E-13</text:p>
          </table:table-cell>
          <table:table-cell office:value-type="float" office:value="0.92434719" calcext:value-type="float">
            <text:p>0.92434719</text:p>
          </table:table-cell>
          <table:table-cell office:value-type="float" office:value="0.06767252" calcext:value-type="float">
            <text:p>0.0676725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93881148" calcext:value-type="float">
            <text:p>0.93881148</text:p>
          </table:table-cell>
          <table:table-cell office:value-type="float" office:value="0.00467058" calcext:value-type="float">
            <text:p>0.00467058</text:p>
          </table:table-cell>
          <table:table-cell office:value-type="float" office:value="0.01781311" calcext:value-type="float">
            <text:p>0.01781311</text:p>
          </table:table-cell>
          <table:table-cell office:value-type="float" office:value="0.03870483" calcext:value-type="float">
            <text:p>0.03870483</text:p>
          </table:table-cell>
          <table:table-cell office:value-type="float" office:value="0.00897072" calcext:value-type="float">
            <text:p>0.00897072</text:p>
          </table:table-cell>
          <table:table-cell office:value-type="float" office:value="0.91847891" calcext:value-type="float">
            <text:p>0.91847891</text:p>
          </table:table-cell>
          <table:table-cell office:value-type="float" office:value="0.00000000001901" calcext:value-type="float">
            <text:p>1.90E-11</text:p>
          </table:table-cell>
          <table:table-cell office:value-type="float" office:value="0.07255037" calcext:value-type="float">
            <text:p>0.07255037</text:p>
          </table:table-cell>
          <table:table-cell office:value-type="float" office:value="0.0073484" calcext:value-type="float">
            <text:p>0.0073484</text:p>
          </table:table-cell>
          <table:table-cell office:value-type="float" office:value="0.0000000000001446" calcext:value-type="float">
            <text:p>1.45E-13</text:p>
          </table:table-cell>
          <table:table-cell office:value-type="float" office:value="0.92214456" calcext:value-type="float">
            <text:p>0.92214456</text:p>
          </table:table-cell>
          <table:table-cell office:value-type="float" office:value="0.07050704" calcext:value-type="float">
            <text:p>0.0705070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93237509" calcext:value-type="float">
            <text:p>0.93237509</text:p>
          </table:table-cell>
          <table:table-cell office:value-type="float" office:value="0.00478752" calcext:value-type="float">
            <text:p>0.00478752</text:p>
          </table:table-cell>
          <table:table-cell office:value-type="float" office:value="0.01915717" calcext:value-type="float">
            <text:p>0.01915717</text:p>
          </table:table-cell>
          <table:table-cell office:value-type="float" office:value="0.04368022" calcext:value-type="float">
            <text:p>0.04368022</text:p>
          </table:table-cell>
          <table:table-cell office:value-type="float" office:value="0.00863078" calcext:value-type="float">
            <text:p>0.00863078</text:p>
          </table:table-cell>
          <table:table-cell office:value-type="float" office:value="0.91205161" calcext:value-type="float">
            <text:p>0.91205161</text:p>
          </table:table-cell>
          <table:table-cell office:value-type="float" office:value="0.0000000000198" calcext:value-type="float">
            <text:p>1.98E-11</text:p>
          </table:table-cell>
          <table:table-cell office:value-type="float" office:value="0.07931762" calcext:value-type="float">
            <text:p>0.07931762</text:p>
          </table:table-cell>
          <table:table-cell office:value-type="float" office:value="0.00676625" calcext:value-type="float">
            <text:p>0.00676625</text:p>
          </table:table-cell>
          <table:table-cell office:value-type="float" office:value="0.0000000000001374" calcext:value-type="float">
            <text:p>1.37E-13</text:p>
          </table:table-cell>
          <table:table-cell office:value-type="float" office:value="0.9194612" calcext:value-type="float">
            <text:p>0.9194612</text:p>
          </table:table-cell>
          <table:table-cell office:value-type="float" office:value="0.07377255" calcext:value-type="float">
            <text:p>0.0737725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92505965" calcext:value-type="float">
            <text:p>0.92505965</text:p>
          </table:table-cell>
          <table:table-cell office:value-type="float" office:value="0.00491068" calcext:value-type="float">
            <text:p>0.00491068</text:p>
          </table:table-cell>
          <table:table-cell office:value-type="float" office:value="0.02057214" calcext:value-type="float">
            <text:p>0.02057214</text:p>
          </table:table-cell>
          <table:table-cell office:value-type="float" office:value="0.04945753" calcext:value-type="float">
            <text:p>0.04945753</text:p>
          </table:table-cell>
          <table:table-cell office:value-type="float" office:value="0.00828241" calcext:value-type="float">
            <text:p>0.00828241</text:p>
          </table:table-cell>
          <table:table-cell office:value-type="float" office:value="0.90485258" calcext:value-type="float">
            <text:p>0.90485258</text:p>
          </table:table-cell>
          <table:table-cell office:value-type="float" office:value="0.00000000002057" calcext:value-type="float">
            <text:p>2.06E-11</text:p>
          </table:table-cell>
          <table:table-cell office:value-type="float" office:value="0.08686502" calcext:value-type="float">
            <text:p>0.08686502</text:p>
          </table:table-cell>
          <table:table-cell office:value-type="float" office:value="0.00622964" calcext:value-type="float">
            <text:p>0.00622964</text:p>
          </table:table-cell>
          <table:table-cell office:value-type="float" office:value="0.0000000000001308" calcext:value-type="float">
            <text:p>1.31E-13</text:p>
          </table:table-cell>
          <table:table-cell office:value-type="float" office:value="0.91625672" calcext:value-type="float">
            <text:p>0.91625672</text:p>
          </table:table-cell>
          <table:table-cell office:value-type="float" office:value="0.07751364" calcext:value-type="float">
            <text:p>0.0775136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9167314" calcext:value-type="float">
            <text:p>0.9167314</text:p>
          </table:table-cell>
          <table:table-cell office:value-type="float" office:value="0.00503953" calcext:value-type="float">
            <text:p>0.00503953</text:p>
          </table:table-cell>
          <table:table-cell office:value-type="float" office:value="0.02205517" calcext:value-type="float">
            <text:p>0.02205517</text:p>
          </table:table-cell>
          <table:table-cell office:value-type="float" office:value="0.0561739" calcext:value-type="float">
            <text:p>0.0561739</text:p>
          </table:table-cell>
          <table:table-cell office:value-type="float" office:value="0.00792673" calcext:value-type="float">
            <text:p>0.00792673</text:p>
          </table:table-cell>
          <table:table-cell office:value-type="float" office:value="0.89679098" calcext:value-type="float">
            <text:p>0.89679098</text:p>
          </table:table-cell>
          <table:table-cell office:value-type="float" office:value="0.00000000002129" calcext:value-type="float">
            <text:p>2.13E-11</text:p>
          </table:table-cell>
          <table:table-cell office:value-type="float" office:value="0.09528229" calcext:value-type="float">
            <text:p>0.09528229</text:p>
          </table:table-cell>
          <table:table-cell office:value-type="float" office:value="0.00573472" calcext:value-type="float">
            <text:p>0.00573472</text:p>
          </table:table-cell>
          <table:table-cell office:value-type="float" office:value="0.0000000000001247" calcext:value-type="float">
            <text:p>1.25E-13</text:p>
          </table:table-cell>
          <table:table-cell office:value-type="float" office:value="0.91248339" calcext:value-type="float">
            <text:p>0.91248339</text:p>
          </table:table-cell>
          <table:table-cell office:value-type="float" office:value="0.0817819" calcext:value-type="float">
            <text:p>0.081781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90723652" calcext:value-type="float">
            <text:p>0.90723652</text:p>
          </table:table-cell>
          <table:table-cell office:value-type="float" office:value="0.00517331" calcext:value-type="float">
            <text:p>0.00517331</text:p>
          </table:table-cell>
          <table:table-cell office:value-type="float" office:value="0.02360136" calcext:value-type="float">
            <text:p>0.02360136</text:p>
          </table:table-cell>
          <table:table-cell office:value-type="float" office:value="0.06398881" calcext:value-type="float">
            <text:p>0.06398881</text:p>
          </table:table-cell>
          <table:table-cell office:value-type="float" office:value="0.00756488" calcext:value-type="float">
            <text:p>0.00756488</text:p>
          </table:table-cell>
          <table:table-cell office:value-type="float" office:value="0.88776777" calcext:value-type="float">
            <text:p>0.88776777</text:p>
          </table:table-cell>
          <table:table-cell office:value-type="float" office:value="0.00000000002197" calcext:value-type="float">
            <text:p>2.20E-11</text:p>
          </table:table-cell>
          <table:table-cell office:value-type="float" office:value="0.10466735" calcext:value-type="float">
            <text:p>0.10466735</text:p>
          </table:table-cell>
          <table:table-cell office:value-type="float" office:value="0.00527795" calcext:value-type="float">
            <text:p>0.00527795</text:p>
          </table:table-cell>
          <table:table-cell office:value-type="float" office:value="0.000000000000119" calcext:value-type="float">
            <text:p>1.19E-13</text:p>
          </table:table-cell>
          <table:table-cell office:value-type="float" office:value="0.90808537" calcext:value-type="float">
            <text:p>0.90808537</text:p>
          </table:table-cell>
          <table:table-cell office:value-type="float" office:value="0.08663668" calcext:value-type="float">
            <text:p>0.0866366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89639932" calcext:value-type="float">
            <text:p>0.89639932</text:p>
          </table:table-cell>
          <table:table-cell office:value-type="float" office:value="0.00531097" calcext:value-type="float">
            <text:p>0.00531097</text:p>
          </table:table-cell>
          <table:table-cell office:value-type="float" office:value="0.0252032" calcext:value-type="float">
            <text:p>0.0252032</text:p>
          </table:table-cell>
          <table:table-cell office:value-type="float" office:value="0.07308652" calcext:value-type="float">
            <text:p>0.07308652</text:p>
          </table:table-cell>
          <table:table-cell office:value-type="float" office:value="0.00719801" calcext:value-type="float">
            <text:p>0.00719801</text:p>
          </table:table-cell>
          <table:table-cell office:value-type="float" office:value="0.87767585" calcext:value-type="float">
            <text:p>0.87767585</text:p>
          </table:table-cell>
          <table:table-cell office:value-type="float" office:value="0.0000000000226" calcext:value-type="float">
            <text:p>2.26E-11</text:p>
          </table:table-cell>
          <table:table-cell office:value-type="float" office:value="0.11512614" calcext:value-type="float">
            <text:p>0.11512614</text:p>
          </table:table-cell>
          <table:table-cell office:value-type="float" office:value="0.0048561" calcext:value-type="float">
            <text:p>0.0048561</text:p>
          </table:table-cell>
          <table:table-cell office:value-type="float" office:value="0.0000000000001138" calcext:value-type="float">
            <text:p>1.14E-13</text:p>
          </table:table-cell>
          <table:table-cell office:value-type="float" office:value="0.9029979" calcext:value-type="float">
            <text:p>0.9029979</text:p>
          </table:table-cell>
          <table:table-cell office:value-type="float" office:value="0.09214599" calcext:value-type="float">
            <text:p>0.0921459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88402085" calcext:value-type="float">
            <text:p>0.88402085</text:p>
          </table:table-cell>
          <table:table-cell office:value-type="float" office:value="0.00545109" calcext:value-type="float">
            <text:p>0.00545109</text:p>
          </table:table-cell>
          <table:table-cell office:value-type="float" office:value="0.02684997" calcext:value-type="float">
            <text:p>0.02684997</text:p>
          </table:table-cell>
          <table:table-cell office:value-type="float" office:value="0.08367809" calcext:value-type="float">
            <text:p>0.08367809</text:p>
          </table:table-cell>
          <table:table-cell office:value-type="float" office:value="0.00682729" calcext:value-type="float">
            <text:p>0.00682729</text:p>
          </table:table-cell>
          <table:table-cell office:value-type="float" office:value="0.86640065" calcext:value-type="float">
            <text:p>0.86640065</text:p>
          </table:table-cell>
          <table:table-cell office:value-type="float" office:value="0.00000000002315" calcext:value-type="float">
            <text:p>2.32E-11</text:p>
          </table:table-cell>
          <table:table-cell office:value-type="float" office:value="0.12677205" calcext:value-type="float">
            <text:p>0.12677205</text:p>
          </table:table-cell>
          <table:table-cell office:value-type="float" office:value="0.00446619" calcext:value-type="float">
            <text:p>0.00446619</text:p>
          </table:table-cell>
          <table:table-cell office:value-type="float" office:value="0.0000000000001089" calcext:value-type="float">
            <text:p>1.09E-13</text:p>
          </table:table-cell>
          <table:table-cell office:value-type="float" office:value="0.89714645" calcext:value-type="float">
            <text:p>0.89714645</text:p>
          </table:table-cell>
          <table:table-cell office:value-type="float" office:value="0.09838736" calcext:value-type="float">
            <text:p>0.0983873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86987863" calcext:value-type="float">
            <text:p>0.86987863</text:p>
          </table:table-cell>
          <table:table-cell office:value-type="float" office:value="0.0055918" calcext:value-type="float">
            <text:p>0.0055918</text:p>
          </table:table-cell>
          <table:table-cell office:value-type="float" office:value="0.02852705" calcext:value-type="float">
            <text:p>0.02852705</text:p>
          </table:table-cell>
          <table:table-cell office:value-type="float" office:value="0.09600252" calcext:value-type="float">
            <text:p>0.09600252</text:p>
          </table:table-cell>
          <table:table-cell office:value-type="float" office:value="0.00645393" calcext:value-type="float">
            <text:p>0.00645393</text:p>
          </table:table-cell>
          <table:table-cell office:value-type="float" office:value="0.85382121" calcext:value-type="float">
            <text:p>0.85382121</text:p>
          </table:table-cell>
          <table:table-cell office:value-type="float" office:value="0.00000000002363" calcext:value-type="float">
            <text:p>2.36E-11</text:p>
          </table:table-cell>
          <table:table-cell office:value-type="float" office:value="0.13972486" calcext:value-type="float">
            <text:p>0.13972486</text:p>
          </table:table-cell>
          <table:table-cell office:value-type="float" office:value="0.00410549" calcext:value-type="float">
            <text:p>0.00410549</text:p>
          </table:table-cell>
          <table:table-cell office:value-type="float" office:value="0.0000000000001044" calcext:value-type="float">
            <text:p>1.04E-13</text:p>
          </table:table-cell>
          <table:table-cell office:value-type="float" office:value="0.89044579" calcext:value-type="float">
            <text:p>0.89044579</text:p>
          </table:table-cell>
          <table:table-cell office:value-type="float" office:value="0.10544873" calcext:value-type="float">
            <text:p>0.1054487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85372781" calcext:value-type="float">
            <text:p>0.85372781</text:p>
          </table:table-cell>
          <table:table-cell office:value-type="float" office:value="0.00573072" calcext:value-type="float">
            <text:p>0.00573072</text:p>
          </table:table-cell>
          <table:table-cell office:value-type="float" office:value="0.03021509" calcext:value-type="float">
            <text:p>0.03021509</text:p>
          </table:table-cell>
          <table:table-cell office:value-type="float" office:value="0.11032637" calcext:value-type="float">
            <text:p>0.11032637</text:p>
          </table:table-cell>
          <table:table-cell office:value-type="float" office:value="0.00607914" calcext:value-type="float">
            <text:p>0.00607914</text:p>
          </table:table-cell>
          <table:table-cell office:value-type="float" office:value="0.83981192" calcext:value-type="float">
            <text:p>0.83981192</text:p>
          </table:table-cell>
          <table:table-cell office:value-type="float" office:value="0.00000000002402" calcext:value-type="float">
            <text:p>2.40E-11</text:p>
          </table:table-cell>
          <table:table-cell office:value-type="float" office:value="0.15410894" calcext:value-type="float">
            <text:p>0.15410894</text:p>
          </table:table-cell>
          <table:table-cell office:value-type="float" office:value="0.00377149" calcext:value-type="float">
            <text:p>0.00377149</text:p>
          </table:table-cell>
          <table:table-cell office:value-type="float" office:value="0.0000000000001001" calcext:value-type="float">
            <text:p>1.00E-13</text:p>
          </table:table-cell>
          <table:table-cell office:value-type="float" office:value="0.88279918" calcext:value-type="float">
            <text:p>0.88279918</text:p>
          </table:table-cell>
          <table:table-cell office:value-type="float" office:value="0.11342933" calcext:value-type="float">
            <text:p>0.1134293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3530479" calcext:value-type="float">
            <text:p>0.83530479</text:p>
          </table:table-cell>
          <table:table-cell office:value-type="float" office:value="0.00586484" calcext:value-type="float">
            <text:p>0.00586484</text:p>
          </table:table-cell>
          <table:table-cell office:value-type="float" office:value="0.03188933" calcext:value-type="float">
            <text:p>0.03188933</text:p>
          </table:table-cell>
          <table:table-cell office:value-type="float" office:value="0.12694104" calcext:value-type="float">
            <text:p>0.12694104</text:p>
          </table:table-cell>
          <table:table-cell office:value-type="float" office:value="0.00570421" calcext:value-type="float">
            <text:p>0.00570421</text:p>
          </table:table-cell>
          <table:table-cell office:value-type="float" office:value="0.82424515" calcext:value-type="float">
            <text:p>0.82424515</text:p>
          </table:table-cell>
          <table:table-cell office:value-type="float" office:value="0.00000000002432" calcext:value-type="float">
            <text:p>2.43E-11</text:p>
          </table:table-cell>
          <table:table-cell office:value-type="float" office:value="0.17005064" calcext:value-type="float">
            <text:p>0.17005064</text:p>
          </table:table-cell>
          <table:table-cell office:value-type="float" office:value="0.0034619" calcext:value-type="float">
            <text:p>0.0034619</text:p>
          </table:table-cell>
          <table:table-cell office:value-type="float" office:value="0.00000000000009614" calcext:value-type="float">
            <text:p>9.61E-14</text:p>
          </table:table-cell>
          <table:table-cell office:value-type="float" office:value="0.87409772" calcext:value-type="float">
            <text:p>0.87409772</text:p>
          </table:table-cell>
          <table:table-cell office:value-type="float" office:value="0.12244038" calcext:value-type="float">
            <text:p>0.1224403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81433424" calcext:value-type="float">
            <text:p>0.81433424</text:p>
          </table:table-cell>
          <table:table-cell office:value-type="float" office:value="0.00599045" calcext:value-type="float">
            <text:p>0.00599045</text:p>
          </table:table-cell>
          <table:table-cell office:value-type="float" office:value="0.03351881" calcext:value-type="float">
            <text:p>0.03351881</text:p>
          </table:table-cell>
          <table:table-cell office:value-type="float" office:value="0.14615651" calcext:value-type="float">
            <text:p>0.14615651</text:p>
          </table:table-cell>
          <table:table-cell office:value-type="float" office:value="0.00533046" calcext:value-type="float">
            <text:p>0.00533046</text:p>
          </table:table-cell>
          <table:table-cell office:value-type="float" office:value="0.80699484" calcext:value-type="float">
            <text:p>0.80699484</text:p>
          </table:table-cell>
          <table:table-cell office:value-type="float" office:value="0.0000000000245" calcext:value-type="float">
            <text:p>2.45E-11</text:p>
          </table:table-cell>
          <table:table-cell office:value-type="float" office:value="0.1876747" calcext:value-type="float">
            <text:p>0.1876747</text:p>
          </table:table-cell>
          <table:table-cell office:value-type="float" office:value="0.00317463" calcext:value-type="float">
            <text:p>0.00317463</text:p>
          </table:table-cell>
          <table:table-cell office:value-type="float" office:value="0.00000000000009237" calcext:value-type="float">
            <text:p>9.24E-14</text:p>
          </table:table-cell>
          <table:table-cell office:value-type="float" office:value="0.86421979" calcext:value-type="float">
            <text:p>0.86421979</text:p>
          </table:table-cell>
          <table:table-cell office:value-type="float" office:value="0.13260557" calcext:value-type="float">
            <text:p>0.1326055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79054062" calcext:value-type="float">
            <text:p>0.79054062</text:p>
          </table:table-cell>
          <table:table-cell office:value-type="float" office:value="0.00610309" calcext:value-type="float">
            <text:p>0.00610309</text:p>
          </table:table-cell>
          <table:table-cell office:value-type="float" office:value="0.03506592" calcext:value-type="float">
            <text:p>0.03506592</text:p>
          </table:table-cell>
          <table:table-cell office:value-type="float" office:value="0.16829037" calcext:value-type="float">
            <text:p>0.16829037</text:p>
          </table:table-cell>
          <table:table-cell office:value-type="float" office:value="0.00495927" calcext:value-type="float">
            <text:p>0.00495927</text:p>
          </table:table-cell>
          <table:table-cell office:value-type="float" office:value="0.78794127" calcext:value-type="float">
            <text:p>0.78794127</text:p>
          </table:table-cell>
          <table:table-cell office:value-type="float" office:value="0.00000000002456" calcext:value-type="float">
            <text:p>2.46E-11</text:p>
          </table:table-cell>
          <table:table-cell office:value-type="float" office:value="0.20709945" calcext:value-type="float">
            <text:p>0.20709945</text:p>
          </table:table-cell>
          <table:table-cell office:value-type="float" office:value="0.00290776" calcext:value-type="float">
            <text:p>0.00290776</text:p>
          </table:table-cell>
          <table:table-cell office:value-type="float" office:value="0.00000000000008879" calcext:value-type="float">
            <text:p>8.88E-14</text:p>
          </table:table-cell>
          <table:table-cell office:value-type="float" office:value="0.85303105" calcext:value-type="float">
            <text:p>0.85303105</text:p>
          </table:table-cell>
          <table:table-cell office:value-type="float" office:value="0.14406118" calcext:value-type="float">
            <text:p>0.1440611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76366549" calcext:value-type="float">
            <text:p>0.76366549</text:p>
          </table:table-cell>
          <table:table-cell office:value-type="float" office:value="0.00619759" calcext:value-type="float">
            <text:p>0.00619759</text:p>
          </table:table-cell>
          <table:table-cell office:value-type="float" office:value="0.03648621" calcext:value-type="float">
            <text:p>0.03648621</text:p>
          </table:table-cell>
          <table:table-cell office:value-type="float" office:value="0.19365071" calcext:value-type="float">
            <text:p>0.19365071</text:p>
          </table:table-cell>
          <table:table-cell office:value-type="float" office:value="0.00459212" calcext:value-type="float">
            <text:p>0.00459212</text:p>
          </table:table-cell>
          <table:table-cell office:value-type="float" office:value="0.76697708" calcext:value-type="float">
            <text:p>0.76697708</text:p>
          </table:table-cell>
          <table:table-cell office:value-type="float" office:value="0.0000000000245" calcext:value-type="float">
            <text:p>2.45E-11</text:p>
          </table:table-cell>
          <table:table-cell office:value-type="float" office:value="0.2284308" calcext:value-type="float">
            <text:p>0.2284308</text:p>
          </table:table-cell>
          <table:table-cell office:value-type="float" office:value="0.00265955" calcext:value-type="float">
            <text:p>0.00265955</text:p>
          </table:table-cell>
          <table:table-cell office:value-type="float" office:value="0.00000000000008537" calcext:value-type="float">
            <text:p>8.54E-14</text:p>
          </table:table-cell>
          <table:table-cell office:value-type="float" office:value="0.84038492" calcext:value-type="float">
            <text:p>0.84038492</text:p>
          </table:table-cell>
          <table:table-cell office:value-type="float" office:value="0.15695553" calcext:value-type="float">
            <text:p>0.1569555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3349126" calcext:value-type="float">
            <text:p>0.73349126</text:p>
          </table:table-cell>
          <table:table-cell office:value-type="float" office:value="0.00626805" calcext:value-type="float">
            <text:p>0.00626805</text:p>
          </table:table-cell>
          <table:table-cell office:value-type="float" office:value="0.03772895" calcext:value-type="float">
            <text:p>0.03772895</text:p>
          </table:table-cell>
          <table:table-cell office:value-type="float" office:value="0.22251174" calcext:value-type="float">
            <text:p>0.22251174</text:p>
          </table:table-cell>
          <table:table-cell office:value-type="float" office:value="0.00423052" calcext:value-type="float">
            <text:p>0.00423052</text:p>
          </table:table-cell>
          <table:table-cell office:value-type="float" office:value="0.74401458" calcext:value-type="float">
            <text:p>0.74401458</text:p>
          </table:table-cell>
          <table:table-cell office:value-type="float" office:value="0.0000000000243" calcext:value-type="float">
            <text:p>2.43E-11</text:p>
          </table:table-cell>
          <table:table-cell office:value-type="float" office:value="0.2517549" calcext:value-type="float">
            <text:p>0.2517549</text:p>
          </table:table-cell>
          <table:table-cell office:value-type="float" office:value="0.0024284" calcext:value-type="float">
            <text:p>0.0024284</text:p>
          </table:table-cell>
          <table:table-cell office:value-type="float" office:value="0.00000000000008208" calcext:value-type="float">
            <text:p>8.21E-14</text:p>
          </table:table-cell>
          <table:table-cell office:value-type="float" office:value="0.82612397" calcext:value-type="float">
            <text:p>0.82612397</text:p>
          </table:table-cell>
          <table:table-cell office:value-type="float" office:value="0.17144763" calcext:value-type="float">
            <text:p>0.1714476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69987158" calcext:value-type="float">
            <text:p>0.69987158</text:p>
          </table:table-cell>
          <table:table-cell office:value-type="float" office:value="0.00630809" calcext:value-type="float">
            <text:p>0.00630809</text:p>
          </table:table-cell>
          <table:table-cell office:value-type="float" office:value="0.03873842" calcext:value-type="float">
            <text:p>0.03873842</text:p>
          </table:table-cell>
          <table:table-cell office:value-type="float" office:value="0.25508191" calcext:value-type="float">
            <text:p>0.25508191</text:p>
          </table:table-cell>
          <table:table-cell office:value-type="float" office:value="0.00387611" calcext:value-type="float">
            <text:p>0.00387611</text:p>
          </table:table-cell>
          <table:table-cell office:value-type="float" office:value="0.71899417" calcext:value-type="float">
            <text:p>0.71899417</text:p>
          </table:table-cell>
          <table:table-cell office:value-type="float" office:value="0.00000000002396" calcext:value-type="float">
            <text:p>2.40E-11</text:p>
          </table:table-cell>
          <table:table-cell office:value-type="float" office:value="0.27712972" calcext:value-type="float">
            <text:p>0.27712972</text:p>
          </table:table-cell>
          <table:table-cell office:value-type="float" office:value="0.0022129" calcext:value-type="float">
            <text:p>0.0022129</text:p>
          </table:table-cell>
          <table:table-cell office:value-type="float" office:value="0.00000000000007889" calcext:value-type="float">
            <text:p>7.89E-14</text:p>
          </table:table-cell>
          <table:table-cell office:value-type="float" office:value="0.81008245" calcext:value-type="float">
            <text:p>0.81008245</text:p>
          </table:table-cell>
          <table:table-cell office:value-type="float" office:value="0.18770465" calcext:value-type="float">
            <text:p>0.1877046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66276717" calcext:value-type="float">
            <text:p>0.66276717</text:p>
          </table:table-cell>
          <table:table-cell office:value-type="float" office:value="0.00631112" calcext:value-type="float">
            <text:p>0.00631112</text:p>
          </table:table-cell>
          <table:table-cell office:value-type="float" office:value="0.03945643" calcext:value-type="float">
            <text:p>0.03945643</text:p>
          </table:table-cell>
          <table:table-cell office:value-type="float" office:value="0.29146527" calcext:value-type="float">
            <text:p>0.29146527</text:p>
          </table:table-cell>
          <table:table-cell office:value-type="float" office:value="0.00353056" calcext:value-type="float">
            <text:p>0.00353056</text:p>
          </table:table-cell>
          <table:table-cell office:value-type="float" office:value="0.69189366" calcext:value-type="float">
            <text:p>0.69189366</text:p>
          </table:table-cell>
          <table:table-cell office:value-type="float" office:value="0.00000000002347" calcext:value-type="float">
            <text:p>2.35E-11</text:p>
          </table:table-cell>
          <table:table-cell office:value-type="float" office:value="0.30457578" calcext:value-type="float">
            <text:p>0.30457578</text:p>
          </table:table-cell>
          <table:table-cell office:value-type="float" office:value="0.00201175" calcext:value-type="float">
            <text:p>0.00201175</text:p>
          </table:table-cell>
          <table:table-cell office:value-type="float" office:value="0.00000000000007577" calcext:value-type="float">
            <text:p>7.58E-14</text:p>
          </table:table-cell>
          <table:table-cell office:value-type="float" office:value="0.79209041" calcext:value-type="float">
            <text:p>0.79209041</text:p>
          </table:table-cell>
          <table:table-cell office:value-type="float" office:value="0.20589784" calcext:value-type="float">
            <text:p>0.2058978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62228363" calcext:value-type="float">
            <text:p>0.62228363</text:p>
          </table:table-cell>
          <table:table-cell office:value-type="float" office:value="0.00627082" calcext:value-type="float">
            <text:p>0.00627082</text:p>
          </table:table-cell>
          <table:table-cell office:value-type="float" office:value="0.03982613" calcext:value-type="float">
            <text:p>0.03982613</text:p>
          </table:table-cell>
          <table:table-cell office:value-type="float" office:value="0.33161942" calcext:value-type="float">
            <text:p>0.33161942</text:p>
          </table:table-cell>
          <table:table-cell office:value-type="float" office:value="0.00319562" calcext:value-type="float">
            <text:p>0.00319562</text:p>
          </table:table-cell>
          <table:table-cell office:value-type="float" office:value="0.66273778" calcext:value-type="float">
            <text:p>0.66273778</text:p>
          </table:table-cell>
          <table:table-cell office:value-type="float" office:value="0.00000000002284" calcext:value-type="float">
            <text:p>2.28E-11</text:p>
          </table:table-cell>
          <table:table-cell office:value-type="float" office:value="0.33406659" calcext:value-type="float">
            <text:p>0.33406659</text:p>
          </table:table-cell>
          <table:table-cell office:value-type="float" office:value="0.00182382" calcext:value-type="float">
            <text:p>0.00182382</text:p>
          </table:table-cell>
          <table:table-cell office:value-type="float" office:value="0.00000000000007269" calcext:value-type="float">
            <text:p>7.27E-14</text:p>
          </table:table-cell>
          <table:table-cell office:value-type="float" office:value="0.77197972" calcext:value-type="float">
            <text:p>0.77197972</text:p>
          </table:table-cell>
          <table:table-cell office:value-type="float" office:value="0.22619646" calcext:value-type="float">
            <text:p>0.2261964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57870586" calcext:value-type="float">
            <text:p>0.57870586</text:p>
          </table:table-cell>
          <table:table-cell office:value-type="float" office:value="0.00618171" calcext:value-type="float">
            <text:p>0.00618171</text:p>
          </table:table-cell>
          <table:table-cell office:value-type="float" office:value="0.03979697" calcext:value-type="float">
            <text:p>0.03979697</text:p>
          </table:table-cell>
          <table:table-cell office:value-type="float" office:value="0.37531545" calcext:value-type="float">
            <text:p>0.37531545</text:p>
          </table:table-cell>
          <table:table-cell office:value-type="float" office:value="0.00287307" calcext:value-type="float">
            <text:p>0.00287307</text:p>
          </table:table-cell>
          <table:table-cell office:value-type="float" office:value="0.63160724" calcext:value-type="float">
            <text:p>0.63160724</text:p>
          </table:table-cell>
          <table:table-cell office:value-type="float" office:value="0.00000000002206" calcext:value-type="float">
            <text:p>2.21E-11</text:p>
          </table:table-cell>
          <table:table-cell office:value-type="float" office:value="0.36551968" calcext:value-type="float">
            <text:p>0.36551968</text:p>
          </table:table-cell>
          <table:table-cell office:value-type="float" office:value="0.00164812" calcext:value-type="float">
            <text:p>0.00164812</text:p>
          </table:table-cell>
          <table:table-cell office:value-type="float" office:value="0.00000000000006963" calcext:value-type="float">
            <text:p>6.96E-14</text:p>
          </table:table-cell>
          <table:table-cell office:value-type="float" office:value="0.7495924" calcext:value-type="float">
            <text:p>0.7495924</text:p>
          </table:table-cell>
          <table:table-cell office:value-type="float" office:value="0.24875948" calcext:value-type="float">
            <text:p>0.248759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3252131" calcext:value-type="float">
            <text:p>0.53252131</text:p>
          </table:table-cell>
          <table:table-cell office:value-type="float" office:value="0.00603986" calcext:value-type="float">
            <text:p>0.00603986</text:p>
          </table:table-cell>
          <table:table-cell office:value-type="float" office:value="0.03933065" calcext:value-type="float">
            <text:p>0.03933065</text:p>
          </table:table-cell>
          <table:table-cell office:value-type="float" office:value="0.42210818" calcext:value-type="float">
            <text:p>0.42210818</text:p>
          </table:table-cell>
          <table:table-cell office:value-type="float" office:value="0.00256467" calcext:value-type="float">
            <text:p>0.00256467</text:p>
          </table:table-cell>
          <table:table-cell office:value-type="float" office:value="0.59864622" calcext:value-type="float">
            <text:p>0.59864622</text:p>
          </table:table-cell>
          <table:table-cell office:value-type="float" office:value="0.00000000002115" calcext:value-type="float">
            <text:p>2.12E-11</text:p>
          </table:table-cell>
          <table:table-cell office:value-type="float" office:value="0.39878911" calcext:value-type="float">
            <text:p>0.39878911</text:p>
          </table:table-cell>
          <table:table-cell office:value-type="float" office:value="0.0014838" calcext:value-type="float">
            <text:p>0.0014838</text:p>
          </table:table-cell>
          <table:table-cell office:value-type="float" office:value="0.00000000000006656" calcext:value-type="float">
            <text:p>6.66E-14</text:p>
          </table:table-cell>
          <table:table-cell office:value-type="float" office:value="0.7247916" calcext:value-type="float">
            <text:p>0.7247916</text:p>
          </table:table-cell>
          <table:table-cell office:value-type="float" office:value="0.2737246" calcext:value-type="float">
            <text:p>0.273724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8442343" calcext:value-type="float">
            <text:p>0.48442343</text:p>
          </table:table-cell>
          <table:table-cell office:value-type="float" office:value="0.00584356" calcext:value-type="float">
            <text:p>0.00584356</text:p>
          </table:table-cell>
          <table:table-cell office:value-type="float" office:value="0.03840704" calcext:value-type="float">
            <text:p>0.03840704</text:p>
          </table:table-cell>
          <table:table-cell office:value-type="float" office:value="0.47132596" calcext:value-type="float">
            <text:p>0.47132596</text:p>
          </table:table-cell>
          <table:table-cell office:value-type="float" office:value="0.0022721" calcext:value-type="float">
            <text:p>0.0022721</text:p>
          </table:table-cell>
          <table:table-cell office:value-type="float" office:value="0.56406706" calcext:value-type="float">
            <text:p>0.56406706</text:p>
          </table:table-cell>
          <table:table-cell office:value-type="float" office:value="0.00000000002011" calcext:value-type="float">
            <text:p>2.01E-11</text:p>
          </table:table-cell>
          <table:table-cell office:value-type="float" office:value="0.43366083" calcext:value-type="float">
            <text:p>0.43366083</text:p>
          </table:table-cell>
          <table:table-cell office:value-type="float" office:value="0.00133014" calcext:value-type="float">
            <text:p>0.00133014</text:p>
          </table:table-cell>
          <table:table-cell office:value-type="float" office:value="0.00000000000006346" calcext:value-type="float">
            <text:p>6.35E-14</text:p>
          </table:table-cell>
          <table:table-cell office:value-type="float" office:value="0.69747517" calcext:value-type="float">
            <text:p>0.69747517</text:p>
          </table:table-cell>
          <table:table-cell office:value-type="float" office:value="0.30119469" calcext:value-type="float">
            <text:p>0.3011946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43528848" calcext:value-type="float">
            <text:p>0.43528848</text:p>
          </table:table-cell>
          <table:table-cell office:value-type="float" office:value="0.00559393" calcext:value-type="float">
            <text:p>0.00559393</text:p>
          </table:table-cell>
          <table:table-cell office:value-type="float" office:value="0.03702917" calcext:value-type="float">
            <text:p>0.03702917</text:p>
          </table:table-cell>
          <table:table-cell office:value-type="float" office:value="0.52208842" calcext:value-type="float">
            <text:p>0.52208842</text:p>
          </table:table-cell>
          <table:table-cell office:value-type="float" office:value="0.00199696" calcext:value-type="float">
            <text:p>0.00199696</text:p>
          </table:table-cell>
          <table:table-cell office:value-type="float" office:value="0.52815106" calcext:value-type="float">
            <text:p>0.52815106</text:p>
          </table:table-cell>
          <table:table-cell office:value-type="float" office:value="0.00000000001897" calcext:value-type="float">
            <text:p>1.90E-11</text:p>
          </table:table-cell>
          <table:table-cell office:value-type="float" office:value="0.46985199" calcext:value-type="float">
            <text:p>0.46985199</text:p>
          </table:table-cell>
          <table:table-cell office:value-type="float" office:value="0.00118659" calcext:value-type="float">
            <text:p>0.00118659</text:p>
          </table:table-cell>
          <table:table-cell office:value-type="float" office:value="0.00000000000006031" calcext:value-type="float">
            <text:p>6.03E-14</text:p>
          </table:table-cell>
          <table:table-cell office:value-type="float" office:value="0.66759158" calcext:value-type="float">
            <text:p>0.66759158</text:p>
          </table:table-cell>
          <table:table-cell office:value-type="float" office:value="0.33122183" calcext:value-type="float">
            <text:p>0.3312218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38612291" calcext:value-type="float">
            <text:p>0.38612291</text:p>
          </table:table-cell>
          <table:table-cell office:value-type="float" office:value="0.00529513" calcext:value-type="float">
            <text:p>0.00529513</text:p>
          </table:table-cell>
          <table:table-cell office:value-type="float" office:value="0.03522598" calcext:value-type="float">
            <text:p>0.03522598</text:p>
          </table:table-cell>
          <table:table-cell office:value-type="float" office:value="0.57335598" calcext:value-type="float">
            <text:p>0.57335598</text:p>
          </table:table-cell>
          <table:table-cell office:value-type="float" office:value="0.00174059" calcext:value-type="float">
            <text:p>0.00174059</text:p>
          </table:table-cell>
          <table:table-cell office:value-type="float" office:value="0.49124429" calcext:value-type="float">
            <text:p>0.49124429</text:p>
          </table:table-cell>
          <table:table-cell office:value-type="float" office:value="0.00000000001773" calcext:value-type="float">
            <text:p>1.77E-11</text:p>
          </table:table-cell>
          <table:table-cell office:value-type="float" office:value="0.50701512" calcext:value-type="float">
            <text:p>0.50701512</text:p>
          </table:table-cell>
          <table:table-cell office:value-type="float" office:value="0.00105269" calcext:value-type="float">
            <text:p>0.00105269</text:p>
          </table:table-cell>
          <table:table-cell office:value-type="float" office:value="0.0000000000000571" calcext:value-type="float">
            <text:p>5.71E-14</text:p>
          </table:table-cell>
          <table:table-cell office:value-type="float" office:value="0.63515739" calcext:value-type="float">
            <text:p>0.63515739</text:p>
          </table:table-cell>
          <table:table-cell office:value-type="float" office:value="0.36378992" calcext:value-type="float">
            <text:p>0.3637899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3379857" calcext:value-type="float">
            <text:p>0.3379857</text:p>
          </table:table-cell>
          <table:table-cell office:value-type="float" office:value="0.00495433" calcext:value-type="float">
            <text:p>0.00495433</text:p>
          </table:table-cell>
          <table:table-cell office:value-type="float" office:value="0.03305187" calcext:value-type="float">
            <text:p>0.03305187</text:p>
          </table:table-cell>
          <table:table-cell office:value-type="float" office:value="0.6240081" calcext:value-type="float">
            <text:p>0.6240081</text:p>
          </table:table-cell>
          <table:table-cell office:value-type="float" office:value="0.0015041" calcext:value-type="float">
            <text:p>0.0015041</text:p>
          </table:table-cell>
          <table:table-cell office:value-type="float" office:value="0.45374796" calcext:value-type="float">
            <text:p>0.45374796</text:p>
          </table:table-cell>
          <table:table-cell office:value-type="float" office:value="0.00000000001642" calcext:value-type="float">
            <text:p>1.64E-11</text:p>
          </table:table-cell>
          <table:table-cell office:value-type="float" office:value="0.54474794" calcext:value-type="float">
            <text:p>0.54474794</text:p>
          </table:table-cell>
          <table:table-cell office:value-type="float" office:value="0.00092813" calcext:value-type="float">
            <text:p>0.00092813</text:p>
          </table:table-cell>
          <table:table-cell office:value-type="float" office:value="0.00000000000005381" calcext:value-type="float">
            <text:p>5.38E-14</text:p>
          </table:table-cell>
          <table:table-cell office:value-type="float" office:value="0.60027462" calcext:value-type="float">
            <text:p>0.60027462</text:p>
          </table:table-cell>
          <table:table-cell office:value-type="float" office:value="0.39879726" calcext:value-type="float">
            <text:p>0.3987972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9189693" calcext:value-type="float">
            <text:p>0.29189693</text:p>
          </table:table-cell>
          <table:table-cell office:value-type="float" office:value="0.00458117" calcext:value-type="float">
            <text:p>0.00458117</text:p>
          </table:table-cell>
          <table:table-cell office:value-type="float" office:value="0.03058279" calcext:value-type="float">
            <text:p>0.03058279</text:p>
          </table:table-cell>
          <table:table-cell office:value-type="float" office:value="0.67293912" calcext:value-type="float">
            <text:p>0.67293912</text:p>
          </table:table-cell>
          <table:table-cell office:value-type="float" office:value="0.00128826" calcext:value-type="float">
            <text:p>0.00128826</text:p>
          </table:table-cell>
          <table:table-cell office:value-type="float" office:value="0.41610338" calcext:value-type="float">
            <text:p>0.41610338</text:p>
          </table:table-cell>
          <table:table-cell office:value-type="float" office:value="0.00000000001507" calcext:value-type="float">
            <text:p>1.51E-11</text:p>
          </table:table-cell>
          <table:table-cell office:value-type="float" office:value="0.58260836" calcext:value-type="float">
            <text:p>0.58260836</text:p>
          </table:table-cell>
          <table:table-cell office:value-type="float" office:value="0.0008127" calcext:value-type="float">
            <text:p>0.0008127</text:p>
          </table:table-cell>
          <table:table-cell office:value-type="float" office:value="0.00000000000005045" calcext:value-type="float">
            <text:p>5.05E-14</text:p>
          </table:table-cell>
          <table:table-cell office:value-type="float" office:value="0.56314595" calcext:value-type="float">
            <text:p>0.56314595</text:p>
          </table:table-cell>
          <table:table-cell office:value-type="float" office:value="0.43604136" calcext:value-type="float">
            <text:p>0.4360413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24874869" calcext:value-type="float">
            <text:p>0.24874869</text:p>
          </table:table-cell>
          <table:table-cell office:value-type="float" office:value="0.00418689" calcext:value-type="float">
            <text:p>0.00418689</text:p>
          </table:table-cell>
          <table:table-cell office:value-type="float" office:value="0.02790922" calcext:value-type="float">
            <text:p>0.02790922</text:p>
          </table:table-cell>
          <table:table-cell office:value-type="float" office:value="0.7191552" calcext:value-type="float">
            <text:p>0.7191552</text:p>
          </table:table-cell>
          <table:table-cell office:value-type="float" office:value="0.00109345" calcext:value-type="float">
            <text:p>0.00109345</text:p>
          </table:table-cell>
          <table:table-cell office:value-type="float" office:value="0.37877255" calcext:value-type="float">
            <text:p>0.37877255</text:p>
          </table:table-cell>
          <table:table-cell office:value-type="float" office:value="0.0000000000137" calcext:value-type="float">
            <text:p>1.37E-11</text:p>
          </table:table-cell>
          <table:table-cell office:value-type="float" office:value="0.620134" calcext:value-type="float">
            <text:p>0.620134</text:p>
          </table:table-cell>
          <table:table-cell office:value-type="float" office:value="0.00070627" calcext:value-type="float">
            <text:p>0.00070627</text:p>
          </table:table-cell>
          <table:table-cell office:value-type="float" office:value="0.00000000000004702" calcext:value-type="float">
            <text:p>4.70E-14</text:p>
          </table:table-cell>
          <table:table-cell office:value-type="float" office:value="0.52408487" calcext:value-type="float">
            <text:p>0.52408487</text:p>
          </table:table-cell>
          <table:table-cell office:value-type="float" office:value="0.47520887" calcext:value-type="float">
            <text:p>0.4752088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0923458" calcext:value-type="float">
            <text:p>0.20923458</text:p>
          </table:table-cell>
          <table:table-cell office:value-type="float" office:value="0.00378331" calcext:value-type="float">
            <text:p>0.00378331</text:p>
          </table:table-cell>
          <table:table-cell office:value-type="float" office:value="0.0251275" calcext:value-type="float">
            <text:p>0.0251275</text:p>
          </table:table-cell>
          <table:table-cell office:value-type="float" office:value="0.7618546" calcext:value-type="float">
            <text:p>0.7618546</text:p>
          </table:table-cell>
          <table:table-cell office:value-type="float" office:value="0.00091963" calcext:value-type="float">
            <text:p>0.00091963</text:p>
          </table:table-cell>
          <table:table-cell office:value-type="float" office:value="0.34221586" calcext:value-type="float">
            <text:p>0.34221586</text:p>
          </table:table-cell>
          <table:table-cell office:value-type="float" office:value="0.00000000001233" calcext:value-type="float">
            <text:p>1.23E-11</text:p>
          </table:table-cell>
          <table:table-cell office:value-type="float" office:value="0.65686452" calcext:value-type="float">
            <text:p>0.65686452</text:p>
          </table:table-cell>
          <table:table-cell office:value-type="float" office:value="0.00060877" calcext:value-type="float">
            <text:p>0.00060877</text:p>
          </table:table-cell>
          <table:table-cell office:value-type="float" office:value="0.00000000000004354" calcext:value-type="float">
            <text:p>4.35E-14</text:p>
          </table:table-cell>
          <table:table-cell office:value-type="float" office:value="0.48351775" calcext:value-type="float">
            <text:p>0.48351775</text:p>
          </table:table-cell>
          <table:table-cell office:value-type="float" office:value="0.51587348" calcext:value-type="float">
            <text:p>0.5158734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17380921" calcext:value-type="float">
            <text:p>0.17380921</text:p>
          </table:table-cell>
          <table:table-cell office:value-type="float" office:value="0.00338177" calcext:value-type="float">
            <text:p>0.00338177</text:p>
          </table:table-cell>
          <table:table-cell office:value-type="float" office:value="0.02233095" calcext:value-type="float">
            <text:p>0.02233095</text:p>
          </table:table-cell>
          <table:table-cell office:value-type="float" office:value="0.80047808" calcext:value-type="float">
            <text:p>0.80047808</text:p>
          </table:table-cell>
          <table:table-cell office:value-type="float" office:value="0.00076636" calcext:value-type="float">
            <text:p>0.00076636</text:p>
          </table:table-cell>
          <table:table-cell office:value-type="float" office:value="0.30686926" calcext:value-type="float">
            <text:p>0.30686926</text:p>
          </table:table-cell>
          <table:table-cell office:value-type="float" office:value="0.00000000001099" calcext:value-type="float">
            <text:p>1.10E-11</text:p>
          </table:table-cell>
          <table:table-cell office:value-type="float" office:value="0.69236438" calcext:value-type="float">
            <text:p>0.69236438</text:p>
          </table:table-cell>
          <table:table-cell office:value-type="float" office:value="0.00052014" calcext:value-type="float">
            <text:p>0.00052014</text:p>
          </table:table-cell>
          <table:table-cell office:value-type="float" office:value="0.00000000000004003" calcext:value-type="float">
            <text:p>4.00E-14</text:p>
          </table:table-cell>
          <table:table-cell office:value-type="float" office:value="0.44197537" calcext:value-type="float">
            <text:p>0.44197537</text:p>
          </table:table-cell>
          <table:table-cell office:value-type="float" office:value="0.55750449" calcext:value-type="float">
            <text:p>0.5575044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14268128" calcext:value-type="float">
            <text:p>0.14268128</text:p>
          </table:table-cell>
          <table:table-cell office:value-type="float" office:value="0.00299223" calcext:value-type="float">
            <text:p>0.00299223</text:p>
          </table:table-cell>
          <table:table-cell office:value-type="float" office:value="0.01960241" calcext:value-type="float">
            <text:p>0.01960241</text:p>
          </table:table-cell>
          <table:table-cell office:value-type="float" office:value="0.83472407" calcext:value-type="float">
            <text:p>0.83472407</text:p>
          </table:table-cell>
          <table:table-cell office:value-type="float" office:value="0.00063282" calcext:value-type="float">
            <text:p>0.00063282</text:p>
          </table:table-cell>
          <table:table-cell office:value-type="float" office:value="0.27312317" calcext:value-type="float">
            <text:p>0.27312317</text:p>
          </table:table-cell>
          <table:table-cell office:value-type="float" office:value="0.000000000009708" calcext:value-type="float">
            <text:p>9.71E-12</text:p>
          </table:table-cell>
          <table:table-cell office:value-type="float" office:value="0.72624401" calcext:value-type="float">
            <text:p>0.72624401</text:p>
          </table:table-cell>
          <table:table-cell office:value-type="float" office:value="0.0004403" calcext:value-type="float">
            <text:p>0.0004403</text:p>
          </table:table-cell>
          <table:table-cell office:value-type="float" office:value="0.00000000000003652" calcext:value-type="float">
            <text:p>3.65E-14</text:p>
          </table:table-cell>
          <table:table-cell office:value-type="float" office:value="0.40007234" calcext:value-type="float">
            <text:p>0.40007234</text:p>
          </table:table-cell>
          <table:table-cell office:value-type="float" office:value="0.59948736" calcext:value-type="float">
            <text:p>0.5994873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1583626" calcext:value-type="float">
            <text:p>0.11583626</text:p>
          </table:table-cell>
          <table:table-cell office:value-type="float" office:value="0.00262273" calcext:value-type="float">
            <text:p>0.00262273</text:p>
          </table:table-cell>
          <table:table-cell office:value-type="float" office:value="0.01700923" calcext:value-type="float">
            <text:p>0.01700923</text:p>
          </table:table-cell>
          <table:table-cell office:value-type="float" office:value="0.86453178" calcext:value-type="float">
            <text:p>0.86453178</text:p>
          </table:table-cell>
          <table:table-cell office:value-type="float" office:value="0.00051786" calcext:value-type="float">
            <text:p>0.00051786</text:p>
          </table:table-cell>
          <table:table-cell office:value-type="float" office:value="0.24130526" calcext:value-type="float">
            <text:p>0.24130526</text:p>
          </table:table-cell>
          <table:table-cell office:value-type="float" office:value="0.000000000008491" calcext:value-type="float">
            <text:p>8.49E-12</text:p>
          </table:table-cell>
          <table:table-cell office:value-type="float" office:value="0.75817688" calcext:value-type="float">
            <text:p>0.75817688</text:p>
          </table:table-cell>
          <table:table-cell office:value-type="float" office:value="0.00036913" calcext:value-type="float">
            <text:p>0.00036913</text:p>
          </table:table-cell>
          <table:table-cell office:value-type="float" office:value="0.00000000000003306" calcext:value-type="float">
            <text:p>3.31E-14</text:p>
          </table:table-cell>
          <table:table-cell office:value-type="float" office:value="0.35847521" calcext:value-type="float">
            <text:p>0.35847521</text:p>
          </table:table-cell>
          <table:table-cell office:value-type="float" office:value="0.64115567" calcext:value-type="float">
            <text:p>0.6411556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9307903" calcext:value-type="float">
            <text:p>0.09307903</text:p>
          </table:table-cell>
          <table:table-cell office:value-type="float" office:value="0.00227911" calcext:value-type="float">
            <text:p>0.00227911</text:p>
          </table:table-cell>
          <table:table-cell office:value-type="float" office:value="0.01460088" calcext:value-type="float">
            <text:p>0.01460088</text:p>
          </table:table-cell>
          <table:table-cell office:value-type="float" office:value="0.89004097" calcext:value-type="float">
            <text:p>0.89004097</text:p>
          </table:table-cell>
          <table:table-cell office:value-type="float" office:value="0.00042004" calcext:value-type="float">
            <text:p>0.00042004</text:p>
          </table:table-cell>
          <table:table-cell office:value-type="float" office:value="0.21166876" calcext:value-type="float">
            <text:p>0.21166876</text:p>
          </table:table-cell>
          <table:table-cell office:value-type="float" office:value="0.000000000007357" calcext:value-type="float">
            <text:p>7.36E-12</text:p>
          </table:table-cell>
          <table:table-cell office:value-type="float" office:value="0.78791119" calcext:value-type="float">
            <text:p>0.78791119</text:p>
          </table:table-cell>
          <table:table-cell office:value-type="float" office:value="0.00030638" calcext:value-type="float">
            <text:p>0.00030638</text:p>
          </table:table-cell>
          <table:table-cell office:value-type="float" office:value="0.00000000000002967" calcext:value-type="float">
            <text:p>2.97E-14</text:p>
          </table:table-cell>
          <table:table-cell office:value-type="float" office:value="0.31786182" calcext:value-type="float">
            <text:p>0.31786182</text:p>
          </table:table-cell>
          <table:table-cell office:value-type="float" office:value="0.68183179" calcext:value-type="float">
            <text:p>0.6818317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office:value-type="float" office:value="1" calcext:value-type="float">
            <text:p>1</text:p>
          </table:table-cell>
          <table:table-cell/>
          <table:table-cell table:style-name="Default"/>
          <table:table-cell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20T14:33:18.617000000</meta:creation-date>
    <dc:date>2023-11-20T14:46:23.604000000</dc:date>
    <meta:editing-duration>PT13M2S</meta:editing-duration>
    <meta:editing-cycles>6</meta:editing-cycles>
    <meta:generator>LibreOffice/6.1.6.3$Windows_X86_64 LibreOffice_project/5896ab1714085361c45cf540f76f60673dd96a72</meta:generator>
    <meta:document-statistic meta:table-count="1" meta:cell-count="629" meta:object-count="0"/>
  </office:meta>
</office:document-meta>
</file>